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Impl.getItemDefini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reateSessionItemStateManager( UpdatableItemStateManager workspaceStateManager , ItemStateFactory is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CacheBehavio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heckPermission( String absPath , String ac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essionImpl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setNamespacePrefix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isSupportedOption( String o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Roo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getQ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ame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JcrValu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ImportContentHandler( String parentAbsPath , int uuidBehavi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getI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fresh( boolean keepChan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heckAccessibleWorkspace( String workspac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ssionImpl.switchWorkspace( String workspa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mpl.notifyLogging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mpl.getVersionState( Version ver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ssionImpl.impersonate( Credentials credential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mpl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amespa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heckHasPendingChan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getQPath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ssionImpl.removeListener( Session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am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notifyLoggedO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mpl.SessionImpl( SessionInfo sessionInfo , Repository repository , RepositoryConfig 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ssionImpl.getItem( String abs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ssionImpl.move( String srcAbsPath , String destAb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ssionImpl.getI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Hierarch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am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addListener( Session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ge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EffectiveNodeTyp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odeByUUID( String uu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ssionImpl.getURI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mpl.getPrefix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Impl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heckSupportedOption( String o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createWorkspaceInstance( RepositoryConfig config , SessionInfo sess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Lock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createItemManager( HierarchyManager hierarchy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getPath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removeLockToken( String 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addLockToken( String 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ssionImpl.itemExists( String abs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ssionImpl.getAccess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log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ssionImpl.importXML( String parentAbsPath , InputStream in , int uuidBehavi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ssionImpl.checkIsAli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Impl.hasPendingChan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Impl.getNodeById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essionImpl.getSessionItemSta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Vers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ssionImpl.getNodeTyp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